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context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latform: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U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GeForce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ort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phAureusSpeedUp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og(cell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0161" calcext:value-type="float">
            <text:p>0.001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6586" calcext:value-type="float">
            <text:p>0.0965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795153" calcext:value-type="float">
            <text:p>5.79515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6:.C55])" office:value-type="float" office:value="0.845098040014257" calcext:value-type="float">
            <text:p>0.845098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01691" calcext:value-type="float">
            <text:p>0.0016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1436" calcext:value-type="float">
            <text:p>0.1014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086156" calcext:value-type="float">
            <text:p>6.08615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7:.C56])" office:value-type="float" office:value="1.20411998265592" calcext:value-type="float">
            <text:p>1.20411998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ll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tacts</text:p>
          </table:table-cell>
          <table:table-cell office:value-type="float" office:value="0.001833" calcext:value-type="float">
            <text:p>0.0018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9982" calcext:value-type="float">
            <text:p>0.1099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59895" calcext:value-type="float">
            <text:p>6.5989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8:.C57])" office:value-type="float" office:value="1.53147891704226" calcext:value-type="float">
            <text:p>1.5314789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ll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ntacts</text:p>
          </table:table-cell>
          <table:table-cell office:value-type="float" office:value="0.00199" calcext:value-type="float">
            <text:p>0.001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9381" calcext:value-type="float">
            <text:p>0.1193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162846" calcext:value-type="float">
            <text:p>7.16284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9:.C58])" office:value-type="float" office:value="1.79934054945358" calcext:value-type="float">
            <text:p>1.79934054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l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tacts</text:p>
          </table:table-cell>
          <table:table-cell office:value-type="float" office:value="0.002207" calcext:value-type="float">
            <text:p>0.0022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2409" calcext:value-type="float">
            <text:p>0.1324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944548" calcext:value-type="float">
            <text:p>7.94454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0:.C59])" office:value-type="float" office:value="2.11727129565576" calcext:value-type="float">
            <text:p>2.117271295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ell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contacts</text:p>
          </table:table-cell>
          <table:table-cell office:value-type="float" office:value="0.002509" calcext:value-type="float">
            <text:p>0.0025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0514" calcext:value-type="float">
            <text:p>0.1505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030834" calcext:value-type="float">
            <text:p>9.03083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1:.C60])" office:value-type="float" office:value="2.38738982633873" calcext:value-type="float">
            <text:p>2.38738982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ells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ontacts</text:p>
          </table:table-cell>
          <table:table-cell office:value-type="float" office:value="0.002997" calcext:value-type="float">
            <text:p>0.0029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9841" calcext:value-type="float">
            <text:p>0.1798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790443" calcext:value-type="float">
            <text:p>10.79044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2:.C61])" office:value-type="float" office:value="2.64933485871214" calcext:value-type="float">
            <text:p>2.649334858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ells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contacts</text:p>
          </table:table-cell>
          <table:table-cell office:value-type="float" office:value="0.003707" calcext:value-type="float">
            <text:p>0.0037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2446" calcext:value-type="float">
            <text:p>0.2224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346781" calcext:value-type="float">
            <text:p>13.346781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3:.C62])" office:value-type="float" office:value="2.88874096068289" calcext:value-type="float">
            <text:p>2.888740960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cells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contacts</text:p>
          </table:table-cell>
          <table:table-cell office:value-type="float" office:value="0.004767" calcext:value-type="float">
            <text:p>0.0047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6038" calcext:value-type="float">
            <text:p>0.2860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16227" calcext:value-type="float">
            <text:p>17.1622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4:.C63])" office:value-type="float" office:value="3.11260500153457" calcext:value-type="float">
            <text:p>3.11260500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cells</text:p>
          </table:table-cell>
          <table:table-cell office:value-type="float" office:value="7261" calcext:value-type="float">
            <text:p>7261</text:p>
          </table:table-cell>
          <table:table-cell office:value-type="string" calcext:value-type="string">
            <text:p>contacts</text:p>
          </table:table-cell>
          <table:table-cell office:value-type="float" office:value="0.00623" calcext:value-type="float">
            <text:p>0.006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3808" calcext:value-type="float">
            <text:p>0.3738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428461" calcext:value-type="float">
            <text:p>22.428461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5:.C64])" office:value-type="float" office:value="3.30941722577814" calcext:value-type="float">
            <text:p>3.30941722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cells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contacts</text:p>
          </table:table-cell>
          <table:table-cell office:value-type="float" office:value="0.008368" calcext:value-type="float">
            <text:p>0.0083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2067" calcext:value-type="float">
            <text:p>0.5020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124035" calcext:value-type="float">
            <text:p>30.12403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6:.C65])" office:value-type="float" office:value="3.49037992000318" calcext:value-type="float">
            <text:p>3.4903799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cells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contacts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7978" calcext:value-type="float">
            <text:p>0.6779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67868" calcext:value-type="float">
            <text:p>40.6786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7:.C66])" office:value-type="float" office:value="3.6550423413312" calcext:value-type="float">
            <text:p>3.655042341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cells</text:p>
          </table:table-cell>
          <table:table-cell office:value-type="float" office:value="24987" calcext:value-type="float">
            <text:p>24987</text:p>
          </table:table-cell>
          <table:table-cell office:value-type="string" calcext:value-type="string">
            <text:p>contacts</text:p>
          </table:table-cell>
          <table:table-cell office:value-type="float" office:value="0.015382" calcext:value-type="float">
            <text:p>0.0153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2916" calcext:value-type="float">
            <text:p>0.9229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374958" calcext:value-type="float">
            <text:p>55.37495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8:.C67])" office:value-type="float" office:value="3.80563676630593" calcext:value-type="float">
            <text:p>3.805636766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8781" calcext:value-type="float">
            <text:p>8781</text:p>
          </table:table-cell>
          <table:table-cell office:value-type="string" calcext:value-type="string">
            <text:p>cells</text:p>
          </table:table-cell>
          <table:table-cell office:value-type="float" office:value="35101" calcext:value-type="float">
            <text:p>35101</text:p>
          </table:table-cell>
          <table:table-cell office:value-type="string" calcext:value-type="string">
            <text:p>contacts</text:p>
          </table:table-cell>
          <table:table-cell office:value-type="float" office:value="0.020896" calcext:value-type="float">
            <text:p>0.0208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253774" calcext:value-type="float">
            <text:p>1.2537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5.226456" calcext:value-type="float">
            <text:p>75.22645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19:.C68])" office:value-type="float" office:value="3.94354397715345" calcext:value-type="float">
            <text:p>3.943543977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1732" calcext:value-type="float">
            <text:p>11732</text:p>
          </table:table-cell>
          <table:table-cell office:value-type="string" calcext:value-type="string">
            <text:p>cells</text:p>
          </table:table-cell>
          <table:table-cell office:value-type="float" office:value="48204" calcext:value-type="float">
            <text:p>48204</text:p>
          </table:table-cell>
          <table:table-cell office:value-type="string" calcext:value-type="string">
            <text:p>contacts</text:p>
          </table:table-cell>
          <table:table-cell office:value-type="float" office:value="0.028045" calcext:value-type="float">
            <text:p>0.0280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682721" calcext:value-type="float">
            <text:p>1.6827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0.963249" calcext:value-type="float">
            <text:p>100.963249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0:.C69])" office:value-type="float" office:value="4.06937205430851" calcext:value-type="float">
            <text:p>4.069372054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5213" calcext:value-type="float">
            <text:p>15213</text:p>
          </table:table-cell>
          <table:table-cell office:value-type="string" calcext:value-type="string">
            <text:p>cells</text:p>
          </table:table-cell>
          <table:table-cell office:value-type="float" office:value="64184" calcext:value-type="float">
            <text:p>64184</text:p>
          </table:table-cell>
          <table:table-cell office:value-type="string" calcext:value-type="string">
            <text:p>contacts</text:p>
          </table:table-cell>
          <table:table-cell office:value-type="float" office:value="0.037424" calcext:value-type="float">
            <text:p>0.0374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245424" calcext:value-type="float">
            <text:p>2.2454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4.725418" calcext:value-type="float">
            <text:p>134.72541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1:.C70])" office:value-type="float" office:value="4.18221486526754" calcext:value-type="float">
            <text:p>4.182214865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9104" calcext:value-type="float">
            <text:p>19104</text:p>
          </table:table-cell>
          <table:table-cell office:value-type="string" calcext:value-type="string">
            <text:p>cells</text:p>
          </table:table-cell>
          <table:table-cell office:value-type="float" office:value="83387" calcext:value-type="float">
            <text:p>83387</text:p>
          </table:table-cell>
          <table:table-cell office:value-type="string" calcext:value-type="string">
            <text:p>contacts</text:p>
          </table:table-cell>
          <table:table-cell office:value-type="float" office:value="0.049212" calcext:value-type="float">
            <text:p>0.0492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95271" calcext:value-type="float">
            <text:p>2.952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7.162582" calcext:value-type="float">
            <text:p>177.162582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2:.C71])" office:value-type="float" office:value="4.28112430944927" calcext:value-type="float">
            <text:p>4.281124309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3146" calcext:value-type="float">
            <text:p>23146</text:p>
          </table:table-cell>
          <table:table-cell office:value-type="string" calcext:value-type="string">
            <text:p>cells</text:p>
          </table:table-cell>
          <table:table-cell office:value-type="float" office:value="104110" calcext:value-type="float">
            <text:p>104110</text:p>
          </table:table-cell>
          <table:table-cell office:value-type="string" calcext:value-type="string">
            <text:p>contacts</text:p>
          </table:table-cell>
          <table:table-cell office:value-type="float" office:value="0.063332" calcext:value-type="float">
            <text:p>0.0633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799926" calcext:value-type="float">
            <text:p>3.7999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7.995575" calcext:value-type="float">
            <text:p>227.99557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3:.C72])" office:value-type="float" office:value="4.36447594878701" calcext:value-type="float">
            <text:p>4.364475948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cells</text:p>
          </table:table-cell>
          <table:table-cell office:value-type="float" office:value="125250" calcext:value-type="float">
            <text:p>125250</text:p>
          </table:table-cell>
          <table:table-cell office:value-type="string" calcext:value-type="string">
            <text:p>contacts</text:p>
          </table:table-cell>
          <table:table-cell office:value-type="float" office:value="0.082532" calcext:value-type="float">
            <text:p>0.0825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.951933" calcext:value-type="float">
            <text:p>4.9519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7.115997" calcext:value-type="float">
            <text:p>297.11599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4:.C73])" office:value-type="float" office:value="4.43389778398307" calcext:value-type="float">
            <text:p>4.43389778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cells</text:p>
          </table:table-cell>
          <table:table-cell office:value-type="float" office:value="146269" calcext:value-type="float">
            <text:p>146269</text:p>
          </table:table-cell>
          <table:table-cell office:value-type="string" calcext:value-type="string">
            <text:p>contacts</text:p>
          </table:table-cell>
          <table:table-cell office:value-type="float" office:value="0.105495" calcext:value-type="float">
            <text:p>0.1054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.329673" calcext:value-type="float">
            <text:p>6.3296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9.780365" calcext:value-type="float">
            <text:p>379.78036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5:.C74])" office:value-type="float" office:value="4.49235523096637" calcext:value-type="float">
            <text:p>4.49235523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4841" calcext:value-type="float">
            <text:p>34841</text:p>
          </table:table-cell>
          <table:table-cell office:value-type="string" calcext:value-type="string">
            <text:p>cells</text:p>
          </table:table-cell>
          <table:table-cell office:value-type="float" office:value="166817" calcext:value-type="float">
            <text:p>166817</text:p>
          </table:table-cell>
          <table:table-cell office:value-type="string" calcext:value-type="string">
            <text:p>contacts</text:p>
          </table:table-cell>
          <table:table-cell office:value-type="float" office:value="0.133584" calcext:value-type="float">
            <text:p>0.1335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8.015059" calcext:value-type="float">
            <text:p>8.0150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0.903534" calcext:value-type="float">
            <text:p>480.90353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6:.C75])" office:value-type="float" office:value="4.54209061155518" calcext:value-type="float">
            <text:p>4.5420906116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8437" calcext:value-type="float">
            <text:p>38437</text:p>
          </table:table-cell>
          <table:table-cell office:value-type="string" calcext:value-type="string">
            <text:p>cells</text:p>
          </table:table-cell>
          <table:table-cell office:value-type="float" office:value="186527" calcext:value-type="float">
            <text:p>186527</text:p>
          </table:table-cell>
          <table:table-cell office:value-type="string" calcext:value-type="string">
            <text:p>contacts</text:p>
          </table:table-cell>
          <table:table-cell office:value-type="float" office:value="0.158473" calcext:value-type="float">
            <text:p>0.1584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9.50837" calcext:value-type="float">
            <text:p>9.508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0.502197" calcext:value-type="float">
            <text:p>570.50219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7:.C76])" office:value-type="float" office:value="4.58474948372363" calcext:value-type="float">
            <text:p>4.584749483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1976" calcext:value-type="float">
            <text:p>41976</text:p>
          </table:table-cell>
          <table:table-cell office:value-type="string" calcext:value-type="string">
            <text:p>cells</text:p>
          </table:table-cell>
          <table:table-cell office:value-type="float" office:value="205666" calcext:value-type="float">
            <text:p>205666</text:p>
          </table:table-cell>
          <table:table-cell office:value-type="string" calcext:value-type="string">
            <text:p>contacts</text:p>
          </table:table-cell>
          <table:table-cell office:value-type="float" office:value="0.19531" calcext:value-type="float">
            <text:p>0.195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1.718592" calcext:value-type="float">
            <text:p>11.7185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03.11554" calcext:value-type="float">
            <text:p>703.1155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8:.C77])" office:value-type="float" office:value="4.62300105119028" calcext:value-type="float">
            <text:p>4.623001051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5488" calcext:value-type="float">
            <text:p>45488</text:p>
          </table:table-cell>
          <table:table-cell office:value-type="string" calcext:value-type="string">
            <text:p>cells</text:p>
          </table:table-cell>
          <table:table-cell office:value-type="float" office:value="224498" calcext:value-type="float">
            <text:p>224498</text:p>
          </table:table-cell>
          <table:table-cell office:value-type="string" calcext:value-type="string">
            <text:p>contacts</text:p>
          </table:table-cell>
          <table:table-cell office:value-type="float" office:value="0.230198" calcext:value-type="float">
            <text:p>0.2301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3.811904" calcext:value-type="float">
            <text:p>13.8119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28.714233" calcext:value-type="float">
            <text:p>828.71423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29:.C78])" office:value-type="float" office:value="4.65789684234637" calcext:value-type="float">
            <text:p>4.657896842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8903" calcext:value-type="float">
            <text:p>48903</text:p>
          </table:table-cell>
          <table:table-cell office:value-type="string" calcext:value-type="string">
            <text:p>cells</text:p>
          </table:table-cell>
          <table:table-cell office:value-type="float" office:value="243242" calcext:value-type="float">
            <text:p>243242</text:p>
          </table:table-cell>
          <table:table-cell office:value-type="string" calcext:value-type="string">
            <text:p>contacts</text:p>
          </table:table-cell>
          <table:table-cell office:value-type="float" office:value="0.269175" calcext:value-type="float">
            <text:p>0.2691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6.150506" calcext:value-type="float">
            <text:p>16.1505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69.030334" calcext:value-type="float">
            <text:p>969.03033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0:.C79])" office:value-type="float" office:value="4.6893355021396" calcext:value-type="float">
            <text:p>4.689335502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2391" calcext:value-type="float">
            <text:p>52391</text:p>
          </table:table-cell>
          <table:table-cell office:value-type="string" calcext:value-type="string">
            <text:p>cells</text:p>
          </table:table-cell>
          <table:table-cell office:value-type="float" office:value="261711" calcext:value-type="float">
            <text:p>261711</text:p>
          </table:table-cell>
          <table:table-cell office:value-type="string" calcext:value-type="string">
            <text:p>contacts</text:p>
          </table:table-cell>
          <table:table-cell office:value-type="float" office:value="0.313581" calcext:value-type="float">
            <text:p>0.3135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8.814874" calcext:value-type="float">
            <text:p>18.8148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28.892456" calcext:value-type="float">
            <text:p>1128.89245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1:.C80])" office:value-type="float" office:value="4.71925668801346" calcext:value-type="float">
            <text:p>4.71925668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5653" calcext:value-type="float">
            <text:p>55653</text:p>
          </table:table-cell>
          <table:table-cell office:value-type="string" calcext:value-type="string">
            <text:p>cells</text:p>
          </table:table-cell>
          <table:table-cell office:value-type="float" office:value="279855" calcext:value-type="float">
            <text:p>279855</text:p>
          </table:table-cell>
          <table:table-cell office:value-type="string" calcext:value-type="string">
            <text:p>contacts</text:p>
          </table:table-cell>
          <table:table-cell office:value-type="float" office:value="0.355967" calcext:value-type="float">
            <text:p>0.3559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1.358038" calcext:value-type="float">
            <text:p>21.3580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81.4823" calcext:value-type="float">
            <text:p>1281.482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2:.C81])" office:value-type="float" office:value="4.74548858014115" calcext:value-type="float">
            <text:p>4.745488580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8951" calcext:value-type="float">
            <text:p>58951</text:p>
          </table:table-cell>
          <table:table-cell office:value-type="string" calcext:value-type="string">
            <text:p>cells</text:p>
          </table:table-cell>
          <table:table-cell office:value-type="float" office:value="297956" calcext:value-type="float">
            <text:p>297956</text:p>
          </table:table-cell>
          <table:table-cell office:value-type="string" calcext:value-type="string">
            <text:p>contacts</text:p>
          </table:table-cell>
          <table:table-cell office:value-type="float" office:value="0.395802" calcext:value-type="float">
            <text:p>0.3958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3.748102" calcext:value-type="float">
            <text:p>23.7481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24.886108" calcext:value-type="float">
            <text:p>1424.88610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3:.C82])" office:value-type="float" office:value="4.77049117653541" calcext:value-type="float">
            <text:p>4.770491176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62206" calcext:value-type="float">
            <text:p>62206</text:p>
          </table:table-cell>
          <table:table-cell office:value-type="string" calcext:value-type="string">
            <text:p>cells</text:p>
          </table:table-cell>
          <table:table-cell office:value-type="float" office:value="315779" calcext:value-type="float">
            <text:p>315779</text:p>
          </table:table-cell>
          <table:table-cell office:value-type="string" calcext:value-type="string">
            <text:p>contacts</text:p>
          </table:table-cell>
          <table:table-cell office:value-type="float" office:value="0.451462" calcext:value-type="float">
            <text:p>0.4514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7.087732" calcext:value-type="float">
            <text:p>27.0877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25.263916" calcext:value-type="float">
            <text:p>1625.26391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4:.C83])" office:value-type="float" office:value="4.79383227602875" calcext:value-type="float">
            <text:p>4.79383227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5493" calcext:value-type="float">
            <text:p>65493</text:p>
          </table:table-cell>
          <table:table-cell office:value-type="string" calcext:value-type="string">
            <text:p>cells</text:p>
          </table:table-cell>
          <table:table-cell office:value-type="float" office:value="333373" calcext:value-type="float">
            <text:p>333373</text:p>
          </table:table-cell>
          <table:table-cell office:value-type="string" calcext:value-type="string">
            <text:p>contacts</text:p>
          </table:table-cell>
          <table:table-cell office:value-type="float" office:value="0.500558" calcext:value-type="float">
            <text:p>0.5005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0.033488" calcext:value-type="float">
            <text:p>30.0334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02.009277" calcext:value-type="float">
            <text:p>1802.00927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5:.C84])" office:value-type="float" office:value="4.81619488436078" calcext:value-type="float">
            <text:p>4.816194884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8810" calcext:value-type="float">
            <text:p>68810</text:p>
          </table:table-cell>
          <table:table-cell office:value-type="string" calcext:value-type="string">
            <text:p>cells</text:p>
          </table:table-cell>
          <table:table-cell office:value-type="float" office:value="351289" calcext:value-type="float">
            <text:p>351289</text:p>
          </table:table-cell>
          <table:table-cell office:value-type="string" calcext:value-type="string">
            <text:p>contacts</text:p>
          </table:table-cell>
          <table:table-cell office:value-type="float" office:value="0.560059" calcext:value-type="float">
            <text:p>0.5600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3.603518" calcext:value-type="float">
            <text:p>33.6035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16.21106" calcext:value-type="float">
            <text:p>2016.2110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6:.C85])" office:value-type="float" office:value="4.83765155784639" calcext:value-type="float">
            <text:p>4.837651557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cells</text:p>
          </table:table-cell>
          <table:table-cell office:value-type="float" office:value="368709" calcext:value-type="float">
            <text:p>368709</text:p>
          </table:table-cell>
          <table:table-cell office:value-type="string" calcext:value-type="string">
            <text:p>contacts</text:p>
          </table:table-cell>
          <table:table-cell office:value-type="float" office:value="0.620551" calcext:value-type="float">
            <text:p>0.6205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7.233069" calcext:value-type="float">
            <text:p>37.2330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33.984131" calcext:value-type="float">
            <text:p>2233.984131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7:.C86])" office:value-type="float" office:value="4.85775452205944" calcext:value-type="float">
            <text:p>4.8577545221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75349" calcext:value-type="float">
            <text:p>75349</text:p>
          </table:table-cell>
          <table:table-cell office:value-type="string" calcext:value-type="string">
            <text:p>cells</text:p>
          </table:table-cell>
          <table:table-cell office:value-type="float" office:value="386383" calcext:value-type="float">
            <text:p>386383</text:p>
          </table:table-cell>
          <table:table-cell office:value-type="string" calcext:value-type="string">
            <text:p>contacts</text:p>
          </table:table-cell>
          <table:table-cell office:value-type="float" office:value="0.67743" calcext:value-type="float">
            <text:p>0.677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0.645817" calcext:value-type="float">
            <text:p>40.6458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38.749023" calcext:value-type="float">
            <text:p>2438.74902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8:.C87])" office:value-type="float" office:value="4.87707749291656" calcext:value-type="float">
            <text:p>4.877077492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78522" calcext:value-type="float">
            <text:p>78522</text:p>
          </table:table-cell>
          <table:table-cell office:value-type="string" calcext:value-type="string">
            <text:p>cells</text:p>
          </table:table-cell>
          <table:table-cell office:value-type="float" office:value="403883" calcext:value-type="float">
            <text:p>403883</text:p>
          </table:table-cell>
          <table:table-cell office:value-type="string" calcext:value-type="string">
            <text:p>contacts</text:p>
          </table:table-cell>
          <table:table-cell office:value-type="float" office:value="0.74978" calcext:value-type="float">
            <text:p>0.749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4.986829" calcext:value-type="float">
            <text:p>44.9868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99.209717" calcext:value-type="float">
            <text:p>2699.20971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39:.C88])" office:value-type="float" office:value="4.89499135279631" calcext:value-type="float">
            <text:p>4.89499135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81813" calcext:value-type="float">
            <text:p>81813</text:p>
          </table:table-cell>
          <table:table-cell office:value-type="string" calcext:value-type="string">
            <text:p>cells</text:p>
          </table:table-cell>
          <table:table-cell office:value-type="float" office:value="421686" calcext:value-type="float">
            <text:p>421686</text:p>
          </table:table-cell>
          <table:table-cell office:value-type="string" calcext:value-type="string">
            <text:p>contacts</text:p>
          </table:table-cell>
          <table:table-cell office:value-type="float" office:value="0.822055" calcext:value-type="float">
            <text:p>0.8220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9.323324" calcext:value-type="float">
            <text:p>49.3233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59.399414" calcext:value-type="float">
            <text:p>2959.39941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0:.C89])" office:value-type="float" office:value="4.91282231809287" calcext:value-type="float">
            <text:p>4.912822318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85013" calcext:value-type="float">
            <text:p>85013</text:p>
          </table:table-cell>
          <table:table-cell office:value-type="string" calcext:value-type="string">
            <text:p>cells</text:p>
          </table:table-cell>
          <table:table-cell office:value-type="float" office:value="439333" calcext:value-type="float">
            <text:p>439333</text:p>
          </table:table-cell>
          <table:table-cell office:value-type="string" calcext:value-type="string">
            <text:p>contacts</text:p>
          </table:table-cell>
          <table:table-cell office:value-type="float" office:value="0.888405" calcext:value-type="float">
            <text:p>0.8884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3.304313" calcext:value-type="float">
            <text:p>53.3043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98.258789" calcext:value-type="float">
            <text:p>3198.258789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1:.C90])" office:value-type="float" office:value="4.92948534214452" calcext:value-type="float">
            <text:p>4.929485342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88209" calcext:value-type="float">
            <text:p>88209</text:p>
          </table:table-cell>
          <table:table-cell office:value-type="string" calcext:value-type="string">
            <text:p>cells</text:p>
          </table:table-cell>
          <table:table-cell office:value-type="float" office:value="456591" calcext:value-type="float">
            <text:p>456591</text:p>
          </table:table-cell>
          <table:table-cell office:value-type="string" calcext:value-type="string">
            <text:p>contacts</text:p>
          </table:table-cell>
          <table:table-cell office:value-type="float" office:value="0.967529" calcext:value-type="float">
            <text:p>0.9675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8.051754" calcext:value-type="float">
            <text:p>58.0517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83.105225" calcext:value-type="float">
            <text:p>3483.10522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2:.C91])" office:value-type="float" office:value="4.94551289863442" calcext:value-type="float">
            <text:p>4.9455128986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91463" calcext:value-type="float">
            <text:p>91463</text:p>
          </table:table-cell>
          <table:table-cell office:value-type="string" calcext:value-type="string">
            <text:p>cells</text:p>
          </table:table-cell>
          <table:table-cell office:value-type="float" office:value="473950" calcext:value-type="float">
            <text:p>473950</text:p>
          </table:table-cell>
          <table:table-cell office:value-type="string" calcext:value-type="string">
            <text:p>contacts</text:p>
          </table:table-cell>
          <table:table-cell office:value-type="float" office:value="1.068983" calcext:value-type="float">
            <text:p>1.0689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4.138961" calcext:value-type="float">
            <text:p>64.1389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48.337646" calcext:value-type="float">
            <text:p>3848.33764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3:.C92])" office:value-type="float" office:value="4.96124544220187" calcext:value-type="float">
            <text:p>4.961245442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94737" calcext:value-type="float">
            <text:p>94737</text:p>
          </table:table-cell>
          <table:table-cell office:value-type="string" calcext:value-type="string">
            <text:p>cells</text:p>
          </table:table-cell>
          <table:table-cell office:value-type="float" office:value="491496" calcext:value-type="float">
            <text:p>491496</text:p>
          </table:table-cell>
          <table:table-cell office:value-type="string" calcext:value-type="string">
            <text:p>contacts</text:p>
          </table:table-cell>
          <table:table-cell office:value-type="float" office:value="1.159575" calcext:value-type="float">
            <text:p>1.1595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9.574487" calcext:value-type="float">
            <text:p>69.5744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74.469238" calcext:value-type="float">
            <text:p>4174.46923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4:.C93])" office:value-type="float" office:value="4.97651962797401" calcext:value-type="float">
            <text:p>4.97651962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7879" calcext:value-type="float">
            <text:p>97879</text:p>
          </table:table-cell>
          <table:table-cell office:value-type="string" calcext:value-type="string">
            <text:p>cells</text:p>
          </table:table-cell>
          <table:table-cell office:value-type="float" office:value="508912" calcext:value-type="float">
            <text:p>508912</text:p>
          </table:table-cell>
          <table:table-cell office:value-type="string" calcext:value-type="string">
            <text:p>contacts</text:p>
          </table:table-cell>
          <table:table-cell office:value-type="float" office:value="1.269515" calcext:value-type="float">
            <text:p>1.2695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76.17089" calcext:value-type="float">
            <text:p>76.170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70.253418" calcext:value-type="float">
            <text:p>4570.25341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5:.C94])" office:value-type="float" office:value="4.99068952364767" calcext:value-type="float">
            <text:p>4.9906895236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cells</text:p>
          </table:table-cell>
          <table:table-cell office:value-type="float" office:value="526285" calcext:value-type="float">
            <text:p>526285</text:p>
          </table:table-cell>
          <table:table-cell office:value-type="string" calcext:value-type="string">
            <text:p>contacts</text:p>
          </table:table-cell>
          <table:table-cell office:value-type="float" office:value="1.363542" calcext:value-type="float">
            <text:p>1.3635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81.8125" calcext:value-type="float">
            <text:p>81.81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08.75" calcext:value-type="float">
            <text:p>4908.7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6:.C95])" office:value-type="float" office:value="5.00475545126196" calcext:value-type="float">
            <text:p>5.004755451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04309" calcext:value-type="float">
            <text:p>104309</text:p>
          </table:table-cell>
          <table:table-cell office:value-type="string" calcext:value-type="string">
            <text:p>cells</text:p>
          </table:table-cell>
          <table:table-cell office:value-type="float" office:value="544050" calcext:value-type="float">
            <text:p>544050</text:p>
          </table:table-cell>
          <table:table-cell office:value-type="string" calcext:value-type="string">
            <text:p>contacts</text:p>
          </table:table-cell>
          <table:table-cell office:value-type="float" office:value="1.498941" calcext:value-type="float">
            <text:p>1.4989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89.936442" calcext:value-type="float">
            <text:p>89.9364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96.186523" calcext:value-type="float">
            <text:p>5396.186523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7:.C96])" office:value-type="float" office:value="5.01832178188491" calcext:value-type="float">
            <text:p>5.0183217819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07484" calcext:value-type="float">
            <text:p>107484</text:p>
          </table:table-cell>
          <table:table-cell office:value-type="string" calcext:value-type="string">
            <text:p>cells</text:p>
          </table:table-cell>
          <table:table-cell office:value-type="float" office:value="561051" calcext:value-type="float">
            <text:p>561051</text:p>
          </table:table-cell>
          <table:table-cell office:value-type="string" calcext:value-type="string">
            <text:p>contacts</text:p>
          </table:table-cell>
          <table:table-cell office:value-type="float" office:value="1.627232" calcext:value-type="float">
            <text:p>1.6272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97.633944" calcext:value-type="float">
            <text:p>97.6339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58.036621" calcext:value-type="float">
            <text:p>5858.036621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8:.C97])" office:value-type="float" office:value="5.03134382026209" calcext:value-type="float">
            <text:p>5.031343820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10729" calcext:value-type="float">
            <text:p>110729</text:p>
          </table:table-cell>
          <table:table-cell office:value-type="string" calcext:value-type="string">
            <text:p>cells</text:p>
          </table:table-cell>
          <table:table-cell office:value-type="float" office:value="578613" calcext:value-type="float">
            <text:p>578613</text:p>
          </table:table-cell>
          <table:table-cell office:value-type="string" calcext:value-type="string">
            <text:p>contacts</text:p>
          </table:table-cell>
          <table:table-cell office:value-type="float" office:value="1.775423" calcext:value-type="float">
            <text:p>1.775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06.525391" calcext:value-type="float">
            <text:p>106.5253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91.523438" calcext:value-type="float">
            <text:p>6391.523438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49:.C98])" office:value-type="float" office:value="5.04426137779446" calcext:value-type="float">
            <text:p>5.044261377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13910" calcext:value-type="float">
            <text:p>113910</text:p>
          </table:table-cell>
          <table:table-cell office:value-type="string" calcext:value-type="string">
            <text:p>cells</text:p>
          </table:table-cell>
          <table:table-cell office:value-type="float" office:value="596099" calcext:value-type="float">
            <text:p>596099</text:p>
          </table:table-cell>
          <table:table-cell office:value-type="string" calcext:value-type="string">
            <text:p>contacts</text:p>
          </table:table-cell>
          <table:table-cell office:value-type="float" office:value="1.883473" calcext:value-type="float">
            <text:p>1.8834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13.008358" calcext:value-type="float">
            <text:p>113.0083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780.501465" calcext:value-type="float">
            <text:p>6780.501465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0:.C99])" office:value-type="float" office:value="5.05656185185946" calcext:value-type="float">
            <text:p>5.0565618519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17158" calcext:value-type="float">
            <text:p>117158</text:p>
          </table:table-cell>
          <table:table-cell office:value-type="string" calcext:value-type="string">
            <text:p>cells</text:p>
          </table:table-cell>
          <table:table-cell office:value-type="float" office:value="613679" calcext:value-type="float">
            <text:p>613679</text:p>
          </table:table-cell>
          <table:table-cell office:value-type="string" calcext:value-type="string">
            <text:p>contacts</text:p>
          </table:table-cell>
          <table:table-cell office:value-type="float" office:value="2.041112" calcext:value-type="float">
            <text:p>2.0411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22.466732" calcext:value-type="float">
            <text:p>122.4667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348.003906" calcext:value-type="float">
            <text:p>7348.003906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1:.C100])" office:value-type="float" office:value="5.06877194924738" calcext:value-type="float">
            <text:p>5.068771949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20360" calcext:value-type="float">
            <text:p>120360</text:p>
          </table:table-cell>
          <table:table-cell office:value-type="string" calcext:value-type="string">
            <text:p>cells</text:p>
          </table:table-cell>
          <table:table-cell office:value-type="float" office:value="631095" calcext:value-type="float">
            <text:p>631095</text:p>
          </table:table-cell>
          <table:table-cell office:value-type="string" calcext:value-type="string">
            <text:p>contacts</text:p>
          </table:table-cell>
          <table:table-cell office:value-type="float" office:value="2.163735" calcext:value-type="float">
            <text:p>2.1637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29.824129" calcext:value-type="float">
            <text:p>129.8241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789.447754" calcext:value-type="float">
            <text:p>7789.447754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2:.C101])" office:value-type="float" office:value="5.08048217906804" calcext:value-type="float">
            <text:p>5.080482179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23576" calcext:value-type="float">
            <text:p>123576</text:p>
          </table:table-cell>
          <table:table-cell office:value-type="string" calcext:value-type="string">
            <text:p>cells</text:p>
          </table:table-cell>
          <table:table-cell office:value-type="float" office:value="648916" calcext:value-type="float">
            <text:p>648916</text:p>
          </table:table-cell>
          <table:table-cell office:value-type="string" calcext:value-type="string">
            <text:p>contacts</text:p>
          </table:table-cell>
          <table:table-cell office:value-type="float" office:value="2.290738" calcext:value-type="float">
            <text:p>2.2907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37.444287" calcext:value-type="float">
            <text:p>137.4442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246.657227" calcext:value-type="float">
            <text:p>8246.657227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3:.C102])" office:value-type="float" office:value="5.09193413353884" calcext:value-type="float">
            <text:p>5.0919341335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26790" calcext:value-type="float">
            <text:p>126790</text:p>
          </table:table-cell>
          <table:table-cell office:value-type="string" calcext:value-type="string">
            <text:p>cells</text:p>
          </table:table-cell>
          <table:table-cell office:value-type="float" office:value="666193" calcext:value-type="float">
            <text:p>666193</text:p>
          </table:table-cell>
          <table:table-cell office:value-type="string" calcext:value-type="string">
            <text:p>contacts</text:p>
          </table:table-cell>
          <table:table-cell office:value-type="float" office:value="2.459369" calcext:value-type="float">
            <text:p>2.4593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47.562158" calcext:value-type="float">
            <text:p>147.5621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853.729492" calcext:value-type="float">
            <text:p>8853.729492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4:.C103])" office:value-type="float" office:value="5.10308500184161" calcext:value-type="float">
            <text:p>5.103085001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9981" calcext:value-type="float">
            <text:p>129981</text:p>
          </table:table-cell>
          <table:table-cell office:value-type="string" calcext:value-type="string">
            <text:p>cells</text:p>
          </table:table-cell>
          <table:table-cell office:value-type="float" office:value="683457" calcext:value-type="float">
            <text:p>683457</text:p>
          </table:table-cell>
          <table:table-cell office:value-type="string" calcext:value-type="string">
            <text:p>contacts</text:p>
          </table:table-cell>
          <table:table-cell office:value-type="float" office:value="2.594247" calcext:value-type="float">
            <text:p>2.5942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55.654818" calcext:value-type="float">
            <text:p>155.6548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339.289062" calcext:value-type="float">
            <text:p>9339.289062</text:p>
          </table:table-cell>
          <table:table-cell office:value-type="string" calcext:value-type="string">
            <text:p>second(s)</text:p>
          </table:table-cell>
          <table:table-cell table:number-columns-repeated="2"/>
          <table:table-cell table:formula="of:=LOG([.C55:.C104])" office:value-type="float" office:value="5.11387987385902" calcext:value-type="float">
            <text:p>5.1138798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05:14.512146235</meta:creation-date>
    <dc:date>2018-02-22T13:24:16.558494741</dc:date>
    <meta:editing-duration>PT19M1S</meta:editing-duration>
    <meta:editing-cycles>2</meta:editing-cycles>
    <meta:generator>LibreOffice/4.4.7.2$Linux_X86_64 LibreOffice_project/40m0$Build-2</meta:generator>
    <meta:document-statistic meta:table-count="1" meta:cell-count="726" meta:object-count="0"/>
  </office:meta>
</office:document-meta>
</file>